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F0000008DF5443319.png" manifest:media-type="image/png"/>
  <manifest:file-entry manifest:full-path="Pictures/10000000000003430000005D167CA3C9.png" manifest:media-type="image/png"/>
  <manifest:file-entry manifest:full-path="Pictures/100000000000033700000123997DD0F7.png" manifest:media-type="image/png"/>
  <manifest:file-entry manifest:full-path="Pictures/100000000000033B0000014CCC4BDEC4.png" manifest:media-type="image/png"/>
  <manifest:file-entry manifest:full-path="Pictures/10000000000003360000023FFDC78E60.png" manifest:media-type="image/png"/>
  <manifest:file-entry manifest:full-path="Pictures/10000000000003510000025A1D6BA00D.png" manifest:media-type="image/png"/>
  <manifest:file-entry manifest:full-path="Pictures/100000000000033E00000006D22BD771.png" manifest:media-type="image/png"/>
  <manifest:file-entry manifest:full-path="Pictures/10000000000003730000003318453A98.png" manifest:media-type="image/png"/>
  <manifest:file-entry manifest:full-path="Pictures/100000000000033E000001BC6192DF8D.png" manifest:media-type="image/png"/>
  <manifest:file-entry manifest:full-path="Pictures/100000000000023E000002120FCE89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184cm" svg:height="14.02cm" svg:x="7.366cm" svg:y="3.574cm">
          <draw:image xlink:href="Pictures/100000000000023E000002120FCE89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358cm" svg:height="1.348cm" svg:x="2.296cm" svg:y="3.81cm">
          <draw:image xlink:href="Pictures/10000000000003730000003318453A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459cm" svg:height="15.924cm" svg:x="2.972cm" svg:y="2.622cm">
          <draw:image xlink:href="Pictures/10000000000003510000025A1D6BA0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745cm" svg:height="15.21cm" svg:x="2.893cm" svg:y="2.286cm">
          <draw:image xlink:href="Pictures/10000000000003360000023FFDC78E60.png" xlink:type="simple" xlink:show="embed" xlink:actuate="onLoad">
            <text:p/>
          </draw:image>
        </draw:frame>
        <draw:frame draw:style-name="gr1" draw:text-style-name="P1" draw:layer="layout" svg:width="21.956cm" svg:height="0.157cm" svg:x="2.894cm" svg:y="17.496cm">
          <draw:image xlink:href="Pictures/100000000000033E00000006D22BD7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877cm" svg:height="8.782cm" svg:x="3.263cm" svg:y="6.193cm">
          <draw:image xlink:href="Pictures/100000000000033B0000014CCC4BDEC4.png" xlink:type="simple" xlink:show="embed" xlink:actuate="onLoad">
            <text:p/>
          </draw:image>
        </draw:frame>
        <draw:frame draw:style-name="gr1" draw:text-style-name="P1" draw:layer="layout" svg:width="21.956cm" svg:height="0.157cm" svg:x="3.344cm" svg:y="6.036cm">
          <draw:image xlink:href="Pictures/100000000000033E00000006D22BD7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771cm" svg:height="7.697cm" svg:x="3.316cm" svg:y="4.241cm">
          <draw:image xlink:href="Pictures/100000000000033700000123997DD0F7.png" xlink:type="simple" xlink:show="embed" xlink:actuate="onLoad">
            <text:p/>
          </draw:image>
        </draw:frame>
        <draw:frame draw:style-name="gr3" draw:text-style-name="P3" draw:layer="layout" svg:width="21.956cm" svg:height="0.157cm" svg:x="3.331cm" svg:y="11.781cm">
          <draw:image xlink:href="Pictures/100000000000033E00000006D22BD7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956cm" svg:height="11.745cm" svg:x="2.274cm" svg:y="4.711cm">
          <draw:image xlink:href="Pictures/100000000000033E000001BC6192DF8D.png" xlink:type="simple" xlink:show="embed" xlink:actuate="onLoad">
            <text:p/>
          </draw:image>
        </draw:frame>
        <draw:frame draw:style-name="gr3" draw:text-style-name="P3" draw:layer="layout" svg:width="21.956cm" svg:height="0.157cm" svg:x="2.274cm" svg:y="4.505cm">
          <draw:image xlink:href="Pictures/100000000000033E00000006D22BD7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2.088cm" svg:height="2.459cm" svg:x="2.108cm" svg:y="9.354cm">
          <draw:image xlink:href="Pictures/10000000000003430000005D167CA3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2.406cm" svg:height="3.729cm" svg:x="1.949cm" svg:y="8.719cm">
          <draw:image xlink:href="Pictures/100000000000034F0000008DF5443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20:57:38.098366797</meta:creation-date>
    <dc:date>2015-07-02T08:01:00.394633558</dc:date>
    <meta:editing-duration>PT2H7M12S</meta:editing-duration>
    <meta:editing-cycles>2</meta:editing-cycles>
    <meta:generator>LibreOffice/4.4.2.2$Linux_X86_64 LibreOffice_project/40m0$Build-2</meta:generator>
    <meta:document-statistic meta:object-count="52"/>
  </office:meta>
</office:document-meta>
</file>